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" style:family="paragraph" style:parent-style-name="Standard">
      <style:text-properties fo:color="#2a6099" loext:opacity="100%" fo:font-weight="bold" officeooo:rsid="0006485d" officeooo:paragraph-rsid="0006485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6485d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06485d" officeooo:paragraph-rsid="0006485d" loext:padding="0cm" loext:border="non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fo:color="#2a6099" loext:opacity="100%" fo:font-weight="bold" officeooo:rsid="0006485d" officeooo:paragraph-rsid="0006485d" style:font-weight-asian="bold" style:font-weight-complex="bold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 fo:padding="0cm" fo:border="none"/>
      <style:text-properties fo:color="#2a6099" loext:opacity="100%" fo:font-weight="bold" officeooo:rsid="0006485d" style:font-weight-asian="bold" style:font-weight-complex="bold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officeooo:rsid="0006485d"/>
    </style:style>
    <style:style style:name="T3" style:family="text">
      <style:text-properties officeooo:rsid="0006485d" loext:padding="0cm" loext:border="none"/>
    </style:style>
    <style:style style:name="T4" style:family="text">
      <style:text-properties officeooo:rsid="0006485d" loext:padding="0cm" loext:border="none"/>
    </style:style>
    <style:style style:name="T5" style:family="text">
      <style:text-properties officeooo:rsid="0006485d" fo:background-color="#2a6099" loext:char-shading-value="0" loext:padding="0cm" loext:border="none"/>
    </style:style>
    <style:style style:name="T6" style:family="text">
      <style:text-properties officeooo:rsid="0006485d" fo:background-color="#2a6099" loext:char-shading-value="0" loext:padding="0cm" loext:border="none"/>
    </style:style>
    <style:style style:name="T7" style:family="text">
      <style:text-properties officeooo:rsid="0006485d" fo:background-color="transparent" loext:char-shading-value="0" loext:padding="0cm" loext:border="none"/>
    </style:style>
    <style:style style:name="T8" style:family="text">
      <style:text-properties officeooo:rsid="0006485d" fo:background-color="transparent" loext:char-shading-value="0" loext:padding="0cm" loext:border="none"/>
    </style:style>
    <style:style style:name="T9" style:family="text">
      <style:text-properties fo:color="#2a6099" loext:opacity="100%" officeooo:rsid="0006485d" fo:background-color="transparent" loext:char-shading-value="0" loext:padding="0cm" loext:border="none"/>
    </style:style>
    <style:style style:name="T10" style:family="text">
      <style:text-properties fo:color="#2a6099" loext:opacity="100%" fo:font-weight="normal" officeooo:rsid="0006485d" fo:background-color="transparent" loext:char-shading-value="0" style:font-weight-asian="normal" style:font-weight-complex="normal" loext:padding="0cm" loext:border="none"/>
    </style:style>
    <style:style style:name="T11" style:family="text">
      <style:text-properties fo:color="#2a6099" loext:opacity="100%" fo:font-weight="bold" officeooo:rsid="0006485d" fo:background-color="transparent" loext:char-shading-value="0" style:font-weight-asian="bold" style:font-weight-complex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A) </text:span></text:span><text:span text:style-name="T1">Descargar y abrir el archivo de captura adjunto: </text:span><text:span text:style-name="Emphasis"><text:span text:style-name="T1">challenge101-1.pcapng</text:span></text:span></text:p>
      <text:p text:style-name="P3"><text:span text:style-name="Strong_20_Emphasis"><text:span text:style-name="T1">B) </text:span></text:span><text:span text:style-name="T1">Responder las preguntas.</text:span></text:p>
      <text:h text:style-name="P1" text:outline-level="4">Preguntas de esta tarea</text:h>
      <text:p text:style-name="P4"/>
      <text:p text:style-name="P3"><text:span text:style-name="T1">¿En qué número de trama el cliente requiere la página web por defecto?</text:span><text:span text:style-name="Strong_20_Emphasis"><text:span text:style-name="T1"> </text:span></text:span></text:p>
      <text:p text:style-name="P5"><text:span text:style-name="Strong_20_Emphasis"><text:span text:style-name="T11">En la trama nº13</text:span></text:span></text:p>
      <text:p text:style-name="P5"><text:span text:style-name="Strong_20_Emphasis"><text:span text:style-name="T9"/></text:span></text:p>
      <text:p text:style-name="P4">¿Qué código de respuesta envía el servidor en la trama 14?</text:p>
      <text:p text:style-name="P8">200 OK</text:p>
      <text:p text:style-name="P3"><text:span text:style-name="Strong_20_Emphasis"><text:span text:style-name="T1">OJO: </text:span></text:span><text:span text:style-name="T1">Si la opción </text:span><text:span text:style-name="Emphasis"><text:span text:style-name="T1">TCP reassembly </text:span></text:span><text:span text:style-name="T1">está habilitada, será la tram</text:span><text:span text:style-name="T3">a</text:span><text:span text:style-name="T1"> 17.</text:span></text:p>
      <text:p text:style-name="P3"><text:span text:style-name="T1"/></text:p>
      <text:p text:style-name="P4">¿Cuál es el valor TCP Delta más grande del archivo?</text:p>
      <text:p text:style-name="P7">15.4380</text:p>
      <text:p text:style-name="P6"/>
      <text:p text:style-name="P4">¿Cuántos paquetes SYN llegaron después de un retardo de al menos 1 segundo?</text:p>
      <text:p text:style-name="P2">4 (2,3,5 y 6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8:05:02.339000000</meta:creation-date>
    <dc:date>2024-01-10T18:13:42.942000000</dc:date>
    <meta:editing-duration>PT8M41S</meta:editing-duration>
    <meta:editing-cycles>1</meta:editing-cycles>
    <meta:document-statistic meta:table-count="0" meta:image-count="0" meta:object-count="0" meta:page-count="1" meta:paragraph-count="12" meta:word-count="88" meta:character-count="487" meta:non-whitespace-character-count="410"/>
    <meta:generator>LibreOffice/7.6.2.1$Windows_X86_64 LibreOffice_project/56f7684011345957bbf33a7ee678afaf4d2ba333</meta:generator>
  </office:meta>
</office:document-meta>
</file>